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96cm" fo:min-width="4.7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259cm" fo:min-width="14.613cm"/>
    </style:style>
    <style:style style:name="gr3" style:family="graphic" style:parent-style-name="standard">
      <style:graphic-properties draw:textarea-horizontal-align="justify" draw:textarea-vertical-align="middle" draw:auto-grow-height="false" fo:min-height="2.984cm" fo:min-width="2.465cm"/>
    </style:style>
    <style:style style:name="gr4" style:family="graphic" style:parent-style-name="standard">
      <style:graphic-properties draw:textarea-horizontal-align="justify" draw:textarea-vertical-align="middle" draw:auto-grow-height="false" fo:min-height="4.449cm" fo:min-width="3.81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7.366cm" svg:x="6.461cm" svg:y="2.27cm">
          <text:p text:style-name="P1">Asangika Sandamini</text:p>
          <text:p text:style-name="P1">170201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5.113cm" svg:height="8.509cm" svg:x="3.286cm" svg:y="14.589cm">
          <text:p text:style-name="P1">Name – A.M.A.S.Aththanayake</text:p>
          <text:p text:style-name="P1">Index No-1702013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91cm" svg:height="4.572cm" svg:x="2.52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318cm" svg:height="4.699cm" svg:x="15.224cm" svg:y="5.9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44.963043156</meta:creation-date>
    <dc:date>2018-02-19T16:03:47.458476767</dc:date>
    <meta:editing-duration>PT37M44S</meta:editing-duration>
    <meta:editing-cycles>5</meta:editing-cycles>
    <meta:generator>LibreOffice/5.1.6.2$Linux_X86_64 LibreOffice_project/10m0$Build-2</meta:generator>
    <meta:document-statistic meta:object-count="4"/>
  </office:meta>
</office:document-meta>
</file>